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5:54:02.502000000</meta:creation-date>
    <dc:date>2024-03-07T16:00:06.142000000</dc:date>
    <meta:editing-duration>PT6M4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24.8.0.0.alpha0$Windows_X86_64 LibreOffice_project/3dafbd889272ed9848f3671a3f616929e974ce07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loext:show-horizontal-border="true" loext:show-vertical-border="true" loext:show-outline="true" loext:show-keys="true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bottom" svg:x="3.607cm" svg:y="8.394cm" style:legend-expansion="wide" chart:style-name="ch2"/>
        <loext:data-table chart:style-name="ch3"/>
        <chart:plot-area chart:style-name="ch4" chart:data-source-has-labels="both" svg:x="0.319cm" svg:y="0.179cm" svg:width="15.36cm" svg:height="7.852cm">
          <chart:coordinate-region svg:x="2.51cm" svg:y="0.381cm" svg:width="13.169cm" svg:height="4.572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egory1</text:p>
              </table:table-cell>
              <table:table-cell office:value-type="string">
                <text:p>Category2</text:p>
              </table:table-cell>
              <table:table-cell office:value-type="string">
                <text:p>Category3</text:p>
              </table:table-cell>
              <table:table-cell office:value-type="string">
                <text:p>Category4</text:p>
              </table:table-cell>
            </table:table-row>
          </table:table-header-rows>
          <table:table-rows>
            <table:table-row>
              <table:table-cell office:value-type="string">
                <text:p>DataSeries1</text:p>
              </table:table-cell>
              <table:table-cell office:value-type="float" office:value="4.3">
                <text:p>4.3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24.8.0.0.alpha0$Windows_X86_64 LibreOffice_project/3dafbd889272ed9848f3671a3f616929e974ce0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